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Times New Roman" fo:font-size="12pt" style:font-size-asian="12pt" style:font-name-complex="Times New Roman1" style:font-size-complex="12pt"/>
    </style:style>
    <style:style style:name="P2" style:family="paragraph" style:parent-style-name="Standard">
      <style:paragraph-properties fo:margin-left="0.25in" fo:margin-right="0in" fo:margin-top="0in" fo:margin-bottom="0in" fo:line-height="100%" fo:text-indent="-0.25in" style:auto-text-indent="false"/>
      <style:text-properties fo:color="#000000" style:font-name="Georgia" fo:font-size="10.5pt" fo:font-weight="normal" style:font-name-asian="Georgia" style:font-size-asian="10.5pt" style:font-weight-asian="normal" style:font-name-complex="Georgia" style:font-size-complex="10.5pt" style:font-weight-complex="normal"/>
    </style:style>
    <style:style style:name="P3" style:family="paragraph" style:parent-style-name="Standard">
      <style:paragraph-properties fo:margin-left="0.25in" fo:margin-right="0in" fo:margin-top="0in" fo:margin-bottom="0in" fo:line-height="100%" fo:text-indent="-0.25in" style:auto-text-indent="false"/>
      <style:text-properties fo:color="#000000" style:font-name="Georgia" fo:font-size="10.5pt" fo:font-weight="normal" style:font-size-asian="10.5pt" style:font-weight-asian="normal" style:font-name-complex="Times New Roman1" style:font-size-complex="10.5pt" style:font-weight-complex="normal"/>
    </style:style>
    <style:style style:name="P4" style:family="paragraph" style:parent-style-name="Standard">
      <style:paragraph-properties fo:margin-left="0.25in" fo:margin-right="0in" fo:margin-top="0in" fo:margin-bottom="0in" fo:line-height="100%" fo:text-indent="-0.25in" style:auto-text-indent="false"/>
      <style:text-properties style:font-name="Georgia" fo:font-size="10.5pt" style:font-size-asian="10.5pt" style:font-size-complex="10.5pt"/>
    </style:style>
    <style:style style:name="P5" style:family="paragraph" style:parent-style-name="Standard">
      <style:paragraph-properties fo:margin-top="0in" fo:margin-bottom="0in" fo:line-height="100%"/>
      <style:text-properties fo:color="#000000" style:font-name="Georgia" fo:font-size="10.5pt" fo:font-weight="normal" style:font-size-asian="10.5pt" style:font-weight-asian="normal" style:font-size-complex="10.5pt" style:font-weight-complex="normal"/>
    </style:style>
    <style:style style:name="P6" style:family="paragraph" style:parent-style-name="Standard" style:list-style-name="">
      <style:paragraph-properties fo:margin-top="0in" fo:margin-bottom="0in" fo:line-height="100%"/>
      <style:text-properties fo:color="#000000" style:font-name="Georgia" fo:font-size="10.5pt" fo:font-weight="normal" style:font-size-asian="10.5pt" style:font-weight-asian="normal" style:font-size-complex="10.5pt" style:font-weight-complex="normal"/>
    </style:style>
    <style:style style:name="P7" style:family="paragraph" style:parent-style-name="Standard">
      <style:paragraph-properties fo:margin-top="0in" fo:margin-bottom="0in" fo:line-height="100%"/>
      <style:text-properties style:font-name="Georgia" fo:font-size="10.5pt" style:font-size-asian="10.5pt" style:font-size-complex="10.5pt"/>
    </style:style>
    <style:style style:name="P8" style:family="paragraph" style:parent-style-name="Standard" style:list-style-name="">
      <style:paragraph-properties fo:margin-top="0in" fo:margin-bottom="0in" fo:line-height="100%"/>
      <style:text-properties style:font-name="Georgia" fo:font-size="10.5pt" style:font-size-asian="10.5pt" style:font-size-complex="10.5pt"/>
    </style:style>
    <style:style style:name="P9" style:family="paragraph" style:parent-style-name="Standard">
      <style:paragraph-properties fo:margin-top="0in" fo:margin-bottom="0in" fo:line-height="100%"/>
      <style:text-properties style:font-name="Georgia" fo:font-size="10.5pt" style:font-size-asian="10.5pt" style:font-name-complex="Times New Roman1" style:font-size-complex="10.5pt"/>
    </style:style>
    <style:style style:name="P10" style:family="paragraph" style:parent-style-name="Standard" style:list-style-name="">
      <style:paragraph-properties fo:margin-top="0in" fo:margin-bottom="0in" fo:line-height="100%"/>
      <style:text-properties style:font-name="Georgia" fo:font-size="10.5pt" style:font-size-asian="10.5pt" style:font-name-complex="Times New Roman1" style:font-size-complex="10.5pt"/>
    </style:style>
    <style:style style:name="P11" style:family="paragraph" style:parent-style-name="No_20_Spacing" style:master-page-name="Standard">
      <style:paragraph-properties fo:text-align="center" style:justify-single-word="false" style:page-number="auto"/>
      <style:text-properties style:font-name="Georgia" fo:font-size="14pt" fo:font-weight="bold" style:font-size-asian="14pt" style:font-weight-asian="bold" style:font-name-complex="Times New Roman1" style:font-size-complex="14pt" style:font-weight-complex="bold"/>
    </style:style>
    <style:style style:name="P12" style:family="paragraph" style:parent-style-name="No_20_Spacing">
      <style:text-properties style:font-name="Georgia" fo:font-size="10.5pt" style:font-size-asian="10.5pt" style:font-size-complex="10.5pt"/>
    </style:style>
    <style:style style:name="P13" style:family="paragraph" style:parent-style-name="No_20_Spacing">
      <style:text-properties style:font-name="Georgia" fo:font-size="10.5pt" style:font-size-asian="10.5pt" style:font-name-complex="Times New Roman1" style:font-size-complex="10.5pt"/>
    </style:style>
    <style:style style:name="T1" style:family="text">
      <style:text-properties style:font-name-asian="Georgia" style:font-name-complex="Georgia"/>
    </style:style>
    <style:style style:name="T2" style:family="text">
      <style:text-properties style:font-name-asian="Georgia" style:font-name-complex="Times New Roman1"/>
    </style:style>
    <style:style style:name="T3" style:family="text">
      <style:text-properties fo:color="#000000" fo:font-weight="normal" style:font-name-asian="Georgia" style:font-weight-asian="normal" style:font-name-complex="Georgia" style:font-weight-complex="normal"/>
    </style:style>
    <style:style style:name="T4" style:family="text">
      <style:text-properties fo:color="#000000" style:font-name-asian="Georgia" style:font-name-complex="Georgia"/>
    </style:style>
    <style:style style:name="T5" style:family="text">
      <style:text-properties fo:font-weight="bold" style:font-name-asian="Georgia" style:font-weight-asian="bold" style:font-name-complex="Times New Roman1" style:font-weight-complex="bold"/>
    </style:style>
    <style:style style:name="T6" style:family="text">
      <style:text-properties fo:font-weight="bold" style:font-weight-asian="bold" style:font-name-complex="Times New Roman1"/>
    </style:style>
    <style:style style:name="T7" style:family="text">
      <style:text-properties fo:font-weight="bold" style:font-weight-asian="bold" style:font-name-complex="Times New Roman1" style:font-weight-complex="bold"/>
    </style:style>
    <style:style style:name="T8" style:family="text">
      <style:text-properties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essons Learned From 911</text:p>
      <text:p text:style-name="P1"/>
      <text:p text:style-name="P12"><text:span text:style-name="T6">Read:</text:span><text:span text:style-name="T8"> Matthew 2:16-18 &amp; 13:20-22</text:span></text:p>
      <text:p text:style-name="P13"/>
      <text:p text:style-name="P4"><text:span text:style-name="T6">Text:</text:span><text:span text:style-name="T8"> </text:span><text:span text:style-name="T3">James 1:22 <text:s/>“But be ye doers of the word, and not hearers only,</text:span></text:p>
      <text:p text:style-name="P2">deceiving your own selves.”</text:p>
      <text:p text:style-name="P3"/>
      <text:h text:style-name="P7" text:outline-level="3"><text:span text:style-name="T6">Introduction:</text:span><text:span text:style-name="T8"> I read from the story of Herod murdering the children because it replicates the insanity of what happened on 911: The senseless loss of life for a perverted belief system. <text:s/>There are some things that we learned about America and perhaps the world at large on that day and I want to talk about some of them this morning. </text:span></text:h>
      <text:h text:style-name="P9" text:outline-level="3"/>
      <text:h text:style-name="P8" text:outline-level="3"><text:span text:style-name="T7">1. A normal day can change quickly:</text:span><text:span text:style-name="T8"> On a clear sunny day a couple of firemen and a camera man looked up at the sound of an airplane overhead and recorded the opening shot of the single most deadly day on American soil in peace time.</text:span></text:h>
      <text:h text:style-name="P8" text:outline-level="3"><text:span text:style-name="T8"/></text:h>
      <text:h text:style-name="P8" text:outline-level="3"><text:span text:style-name="T7">2. Seemingly kind people can be pure evil:</text:span><text:span text:style-name="T8"> Friends and neighbors of the men involved could recall no incidents in their lives that would indicate that they could carry out such a dastardly dead. <text:s/>They kept to themselves and caused no harm in their various communities.</text:span></text:h>
      <text:h text:style-name="P8" text:outline-level="3"><text:span text:style-name="T8"/></text:h>
      <text:h text:style-name="P8" text:outline-level="3"><text:span text:style-name="T7">3. Tragic Events Alter Priorities:</text:span><text:span text:style-name="T8"> For all involved in the twin towers that day priorities changed the second that the first tower was struck. Men suddenly became concerned about their wives and wives became concerned about their husbands. <text:s/>Those on the planes were filled with fear and confusion. <text:s/>Those in the towers were concerned with escaping the inferno. <text:s/>Christians are on record as witnessing to others and pressing them to accept Christ. <text:s/>Many prayed to be sure that all was clear between them and their savior. <text:s/>Many left their work space with valuables left behind. <text:s/>Many called family members to tell them that they loved them.</text:span></text:h>
      <text:h text:style-name="P8" text:outline-level="3"><text:span text:style-name="T8"/></text:h>
      <text:h text:style-name="P8" text:outline-level="3"><text:span text:style-name="T7">4. Hero's are revealed in adversity:</text:span><text:span text:style-name="T8"> Some of the most unlikely people step up and become hero's as they respond to tragedy. <text:s/>Who would have thought that a slightly overweight, balding man, in his 60's would lead a room filled with 700 of his fellow employees to Christ in the last minutes of their lives? <text:s/>Who would have expected a large number of passengers and flight attendants to launch an attack on the criminals who hijacked their plane? <text:s/>One man stayed with a wheel chair bound friend so that he would not die alone and perished with him. <text:s/>Many stopped and aided strangers struggling down the stairwells to safety. </text:span></text:h>
      <text:h text:style-name="P8" text:outline-level="3"><text:span text:style-name="T8"/></text:h>
      <text:h text:style-name="P7" text:outline-level="3"><text:span text:style-name="T7">5. Some decisions are life and death: </text:span><text:span text:style-name="T8">On flight 93 an entire group of passengers determined that they would attempt to take the plane back</text:span></text:h>
      <text:h text:style-name="P9" text:outline-level="3">from the hijackers knowing that their chances of success were nearly impossible. <text:s/>They also knew that, live or die, they would stop this plane from becoming a missile to murder more people in another building.</text:h>
      <text:h text:style-name="P10" text:outline-level="3"/>
      <text:h text:style-name="P8" text:outline-level="3"><text:span text:style-name="T7">6. Many more people in the buildings lived than died:</text:span><text:span text:style-name="T8"> With all the death on that day; it could have been much worse than it was. Because the emergency personnel rushed into the buildings and helped begin the evacuation and headed people toward the stairwells more lived than died. <text:s/>Because many people helped their fellow employees many more lives were saved. <text:s/>It was a day of miracles among the tragedies of that day.</text:span></text:h>
      <text:h text:style-name="P8" text:outline-level="3"><text:span text:style-name="T8"/></text:h>
      <text:h text:style-name="P8" text:outline-level="3"><text:span text:style-name="T7">7. Spiritual lessons learned in tragedy have a short shelf life: </text:span><text:span text:style-name="T8">The Sunday after 911 had the largest church attendance in modern history. <text:s/>It was the shortest lived revival of all time as well. <text:s/>Do you remember the story of the rich man and Lazarus? <text:s/>Jesus told the rich man: “</text:span><text:span text:style-name="T4">If they hear not Moses and the prophets, neither will they be persuaded, though one rose from the dead.</text:span><text:span text:style-name="T8">” Salvation decisions must be based on an acceptance of the Grace of God and not solely the fear of hell itself. </text:span></text:h>
      <text:h text:style-name="P8" text:outline-level="3"><text:span text:style-name="T8"/></text:h>
      <text:h text:style-name="P8" text:outline-level="3"><text:span text:style-name="T7">8. You can be buried and not dead: </text:span><text:span text:style-name="T8">Living people were dug out of the rubble for several days after they were presumed dead. <text:s/>The natural lesson here is to not give up too early. <text:s/>The spiritual lesson is that there are some in the church that just need to be awakened and dug out of their complacency. <text:s/>God can use you if you will let him. <text:s/>You may appear alive to others but are you really alive in Christ?</text:span></text:h>
      <text:h text:style-name="P8" text:outline-level="3"><text:span text:style-name="T8"/></text:h>
      <text:h text:style-name="P8" text:outline-level="3"><text:span text:style-name="T7">9. Love your family like there's no tomorrow:</text:span><text:span text:style-name="T8"> I think that the biggest regret most people spoke regarding their lost loved ones from 911 is that they wished they could have told them goodbye and told them that they loved them. <text:s/>For several the greatest joy was that the call came through and those words were sent and received.</text:span></text:h>
      <text:h text:style-name="P8" text:outline-level="3"><text:span text:style-name="T8"/></text:h>
      <text:h text:style-name="P5" text:outline-level="3"><text:span text:style-name="T5">Conclude:</text:span><text:span text:style-name="T2"> Our text verse today is </text:span><text:span text:style-name="T1">James 1:22 <text:s/>“But be ye doers of the word, and not hearers only, deceiving your own selves.” <text:s/>One important lesson from that day, 20 years ago, is to practice our Christianity on a daily basis so that whenever we are called to meet with Christ we can say that we have fought a good fight and kept the faith. <text:s/>We were doing and <text:s/>not just talking...</text:span></text:h>
      <text:h text:style-name="P6" text:outline-level="3"><text:span text:style-name="T1"><text:s text:c="2"/>How about you this morning? Are you doing what you need to be doing if Jesus should call you today?</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0</meta:editing-cycles>
    <meta:creation-date>2014-03-28T17:34:00</meta:creation-date>
    <dc:date>2021-09-11T20:50:46.17</dc:date>
    <meta:editing-duration>PT18M12S</meta:editing-duration>
    <meta:generator>OpenOffice/4.1.3$Win32 OpenOffice.org_project/413m1$Build-9783</meta:generator>
    <meta:document-statistic meta:table-count="0" meta:image-count="0" meta:object-count="0" meta:page-count="1" meta:paragraph-count="17" meta:word-count="848" meta:character-count="47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